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3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1:04:22.73186210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1:04:22.739202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8-29T11:05:31.545825800</dc:date>
    <meta:print-date>2019-12-18T08:56:40.082000000</meta:print-date>
    <dc:language>pt-PT</dc:language>
    <meta:editing-cycles>664</meta:editing-cycles>
    <meta:editing-duration>PT20H56M48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